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1d77" officeooo:paragraph-rsid="00191d77"/>
    </style:style>
    <style:style style:name="P2" style:family="paragraph" style:parent-style-name="Standard">
      <style:text-properties officeooo:rsid="001b033e" officeooo:paragraph-rsid="001b033e"/>
    </style:style>
    <style:style style:name="P3" style:family="paragraph" style:parent-style-name="Standard">
      <style:text-properties officeooo:rsid="001b5d6f" officeooo:paragraph-rsid="001b5d6f"/>
    </style:style>
    <style:style style:name="T1" style:family="text">
      <style:text-properties officeooo:rsid="001a5692"/>
    </style:style>
    <style:style style:name="T2" style:family="text">
      <style:text-properties officeooo:rsid="001b033e"/>
    </style:style>
    <style:style style:name="T3" style:family="text">
      <style:text-properties officeooo:rsid="001d3f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envenue sur le site de la TPJN. Nous sommes un groupe de 3 personnes ayant eu l’idée de monter une association pour que toute<text:span text:style-name="T1">s</text:span> les personnes des Haut de France <text:span text:style-name="T2">puissent s’amuser dans ce magnifique sport. Nous avons conscience que trouver des personnes pour jouer à la pétanque n’est pas la chose la plus facile, alors nous cherchons pour vous. </text:span><text:span text:style-name="T3">Comme notre nom vous l’indique, nous organisons des tournois le jour mais également la nuit pour profiter de jouer sous les belles étoiles.</text:span></text:p>
      <text:p text:style-name="P1"/>
      <text:p text:style-name="P2">Pour vous inscrire c’est très simple, il vous suffira de prendre connaissance du prochain lieu et des prochaines dates aux quels auront lieu les tournois. Ne vous inquiétez pas, si jamais vous avez soif ou faim, nous vous proposons plusieurs services de restaurations.</text:p>
      <text:p text:style-name="P2"/>
      <text:p text:style-name="P3">A bientôt sur les terrains de la TPJ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7:01:15.026765419</meta:creation-date>
    <dc:date>2025-01-13T17:39:11.248568694</dc:date>
    <meta:editing-duration>PT15M46S</meta:editing-duration>
    <meta:editing-cycles>4</meta:editing-cycles>
    <meta:generator>LibreOffice/24.2.6.2$Linux_X86_64 LibreOffice_project/420$Build-2</meta:generator>
    <meta:document-statistic meta:table-count="0" meta:image-count="0" meta:object-count="0" meta:page-count="1" meta:paragraph-count="3" meta:word-count="135" meta:character-count="792" meta:non-whitespace-character-count="660"/>
  </office:meta>
</office:document-meta>
</file>